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f61f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8d12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18d12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7539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2da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54bf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a07f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ed19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d54e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eaebc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c2da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54bf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4c2da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4c2da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a54bf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4c2da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a54b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a54bf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a54b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a54b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a54b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4c2da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4c2da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4c2da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a54bf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4c2da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54bf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4c2da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4c2da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4c2da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4c2da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4c2da" style:font-size-asian="12pt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4c2da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a54bf" style:font-size-asian="12pt" style:font-size-complex="12pt" style:language-complex="ar" style:country-complex="SA"/>
    </style:style>
    <style:style style:name="P47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4c2da" style:font-size-asian="12pt" style:font-size-complex="12pt" style:language-complex="ar" style:country-complex="SA"/>
    </style:style>
    <style:style style:name="P48" style:family="paragraph" style:parent-style-name="Standard">
      <style:text-properties fo:font-size="12pt" style:text-underline-style="none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9e630" style:font-size-asian="12pt" style:font-size-complex="12pt"/>
    </style:style>
    <style:style style:name="P5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85306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85306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85306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13a04" officeooo:paragraph-rsid="004a54bf" style:font-name-asian="Symbol1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9e630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aed19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a54bf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font-name-asian="Symbol"/>
    </style:style>
    <style:style style:name="T23" style:family="text">
      <style:text-properties style:font-name-asian="Symbol" style:font-name-complex="Symbol"/>
    </style:style>
    <style:style style:name="T24" style:family="text">
      <style:text-properties officeooo:rsid="0003347c" style:font-name-asian="Symbol" style:font-name-complex="Symbol"/>
    </style:style>
    <style:style style:name="T25" style:family="text">
      <style:text-properties officeooo:rsid="00067e84" style:font-name-asian="Symbol" style:font-name-complex="Symbol"/>
    </style:style>
    <style:style style:name="T26" style:family="text">
      <style:text-properties officeooo:rsid="002f74a9" style:font-name-asian="Symbol" style:font-name-complex="Symbol"/>
    </style:style>
    <style:style style:name="T27" style:family="text">
      <style:text-properties style:font-name-asian="Symbol1"/>
    </style:style>
    <style:style style:name="T28" style:family="text">
      <style:text-properties style:font-name-asian="Symbol1" style:font-name-complex="Times New Roman"/>
    </style:style>
    <style:style style:name="T29" style:family="text">
      <style:text-properties officeooo:rsid="00113f11" style:font-name-asian="Symbol1" style:font-name-complex="Times New Roman"/>
    </style:style>
    <style:style style:name="T30" style:family="text">
      <style:text-properties officeooo:rsid="00133909" style:font-name-asian="Symbol1" style:font-name-complex="Times New Roman"/>
    </style:style>
    <style:style style:name="T31" style:family="text">
      <style:text-properties officeooo:rsid="004792d0" style:font-name-asian="Symbol1" style:font-name-complex="Times New Roman"/>
    </style:style>
    <style:style style:name="T32" style:family="text">
      <style:text-properties style:font-name-asian="Symbol1" style:font-name-complex="Symbol1"/>
    </style:style>
    <style:style style:name="T33" style:family="text">
      <style:text-properties officeooo:rsid="00113f11" style:font-name-asian="Symbol1" style:font-name-complex="Symbol1"/>
    </style:style>
    <style:style style:name="T34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style:font-name="Times New Roman" fo:language="uk" fo:country="UA" officeooo:rsid="004a54bf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font-name-asian="Symbol1"/>
    </style:style>
    <style:style style:name="T39" style:family="text">
      <style:text-properties style:use-window-font-color="true" style:text-position="0% 100%" officeooo:rsid="0019ccc0" style:font-name-asian="Symbol1" style:font-name-complex="Times New Roman"/>
    </style:style>
    <style:style style:name="T40" style:family="text">
      <style:text-properties style:use-window-font-color="true" style:text-position="0% 100%" officeooo:rsid="001bb99b" style:font-name-asian="Symbol1" style:font-name-complex="Times New Roman"/>
    </style:style>
    <style:style style:name="T41" style:family="text">
      <style:text-properties style:use-window-font-color="true" style:text-position="0% 100%" officeooo:rsid="001d1f55" style:font-name-asian="Symbol1" style:font-name-complex="Times New Roman"/>
    </style:style>
    <style:style style:name="T42" style:family="text">
      <style:text-properties style:use-window-font-color="true" style:text-position="0% 100%" officeooo:rsid="00209f49" style:font-name-asian="Symbol1" style:font-name-complex="Times New Roman"/>
    </style:style>
    <style:style style:name="T43" style:family="text">
      <style:text-properties style:use-window-font-color="true" style:text-position="0% 100%" officeooo:rsid="00213a04" style:font-name-asian="Symbol1" style:font-name-complex="Times New Roman"/>
    </style:style>
    <style:style style:name="T44" style:family="text">
      <style:text-properties style:use-window-font-color="true" style:text-position="0% 100%" officeooo:rsid="0021d54f" style:font-name-asian="Symbol1" style:font-name-complex="Times New Roman"/>
    </style:style>
    <style:style style:name="T45" style:family="text">
      <style:text-properties style:use-window-font-color="true" style:text-position="0% 100%" officeooo:rsid="004a54bf" style:font-name-asian="Symbol1" style:font-name-complex="Times New Roman"/>
    </style:style>
    <style:style style:name="T46" style:family="text">
      <style:text-properties style:use-window-font-color="true" style:text-position="0% 100%" officeooo:rsid="001bb99b" style:font-name-asian="Symbol1"/>
    </style:style>
    <style:style style:name="T47" style:family="text">
      <style:text-properties style:use-window-font-color="true" style:text-position="0% 100%" officeooo:rsid="00152ee4" style:font-name-asian="Symbol1"/>
    </style:style>
    <style:style style:name="T48" style:family="text">
      <style:text-properties style:use-window-font-color="true" style:text-position="0% 100%" officeooo:rsid="0015a3a6" style:font-name-asian="Symbol1"/>
    </style:style>
    <style:style style:name="T49" style:family="text">
      <style:text-properties style:use-window-font-color="true" style:text-position="0% 100%" officeooo:rsid="001bb99b" style:font-name-asian="Symbol" style:font-name-complex="Symbol"/>
    </style:style>
    <style:style style:name="T50" style:family="text">
      <style:text-properties style:use-window-font-color="true" style:text-position="0% 100%" officeooo:rsid="00209f49" style:font-name-asian="Symbol" style:font-name-complex="Symbol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4a54bf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7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8" style:family="text">
      <style:text-properties style:use-window-font-color="true" style:text-position="0% 100%" style:font-name-asian="Times New Roman1" style:font-name-complex="Times New Roman1"/>
    </style:style>
    <style:style style:name="T69" style:family="text">
      <style:text-properties style:use-window-font-color="true" style:text-position="0% 100%" officeooo:rsid="00226033" style:font-name-asian="Times New Roman1" style:font-name-complex="Times New Roman1"/>
    </style:style>
    <style:style style:name="T70" style:family="text">
      <style:text-properties style:use-window-font-color="true" style:text-position="0% 100%" officeooo:rsid="0023fb3a" style:font-name-asian="Times New Roman1" style:font-name-complex="Times New Roman1"/>
    </style:style>
    <style:style style:name="T71" style:family="text">
      <style:text-properties style:use-window-font-color="true" style:text-position="0% 100%" officeooo:rsid="00259524" style:font-name-asian="Times New Roman1" style:font-name-complex="Times New Roman1"/>
    </style:style>
    <style:style style:name="T72" style:family="text">
      <style:text-properties style:use-window-font-color="true" style:text-position="sub 58%" officeooo:rsid="001bb99b" style:font-name-asian="Symbol1" style:font-name-complex="Times New Roman"/>
    </style:style>
    <style:style style:name="T73" style:family="text">
      <style:text-properties style:use-window-font-color="true" style:text-position="sub 58%" officeooo:rsid="001bb99b" style:font-name-asian="Symbol1"/>
    </style:style>
    <style:style style:name="T74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8" style:family="text">
      <style:text-properties style:use-window-font-color="true" officeooo:rsid="001f6207" style:font-name-asian="Calibri" style:font-name-complex="Times New Roman"/>
    </style:style>
    <style:style style:name="T79" style:family="text">
      <style:text-properties style:use-window-font-color="true" officeooo:rsid="00113f11" style:font-name-asian="Calibri" style:font-name-complex="Times New Roman"/>
    </style:style>
    <style:style style:name="T80" style:family="text">
      <style:text-properties style:use-window-font-color="true" officeooo:rsid="003eaebc" style:font-name-asian="Calibri" style:font-name-complex="Times New Roman"/>
    </style:style>
    <style:style style:name="T81" style:family="text">
      <style:text-properties style:use-window-font-color="true" officeooo:rsid="004a54bf" style:font-name-asian="Calibri" style:font-name-complex="Times New Roman"/>
    </style:style>
    <style:style style:name="T82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3" style:family="text">
      <style:text-properties fo:font-variant="normal" fo:text-transform="none" fo:letter-spacing="normal" fo:font-style="normal" fo:font-weight="normal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6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8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4a54bf" style:font-name-complex="Times New Roman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4a54bf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4a54bf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9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0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4a54bf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3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7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8" style:family="text">
      <style:text-properties style:font-name-complex="Times New Roman"/>
    </style:style>
    <style:style style:name="T119" style:family="text">
      <style:text-properties officeooo:rsid="000d5c2d" style:font-name-complex="Times New Roman"/>
    </style:style>
    <style:style style:name="T120" style:family="text">
      <style:text-properties officeooo:rsid="00067e84" style:font-name-complex="Times New Roman"/>
    </style:style>
    <style:style style:name="T121" style:family="text">
      <style:text-properties officeooo:rsid="001e28a3" style:font-name-complex="Times New Roman"/>
    </style:style>
    <style:style style:name="T122" style:family="text">
      <style:text-properties officeooo:rsid="001f6207" style:font-name-complex="Times New Roman"/>
    </style:style>
    <style:style style:name="T123" style:family="text">
      <style:text-properties officeooo:rsid="00390f4c" style:font-name-complex="Times New Roman"/>
    </style:style>
    <style:style style:name="T124" style:family="text">
      <style:text-properties officeooo:rsid="0039a07f" style:font-name-complex="Times New Roman"/>
    </style:style>
    <style:style style:name="T125" style:family="text">
      <style:text-properties officeooo:rsid="00113f11" style:font-name-complex="Times New Roman"/>
    </style:style>
    <style:style style:name="T126" style:family="text">
      <style:text-properties officeooo:rsid="0003347c" style:font-name-asian="Symbola" style:font-name-complex="Symbola"/>
    </style:style>
    <style:style style:name="T127" style:family="text">
      <style:text-properties officeooo:rsid="0004d113" style:font-name-asian="Symbola" style:font-name-complex="Symbola"/>
    </style:style>
    <style:style style:name="T128" style:family="text">
      <style:text-properties officeooo:rsid="00067e84" style:font-name-asian="Symbola" style:font-name-complex="Symbola"/>
    </style:style>
    <style:style style:name="T129" style:family="text">
      <style:text-properties officeooo:rsid="0006f533" style:font-name-asian="Symbola" style:font-name-complex="Symbola"/>
    </style:style>
    <style:style style:name="T130" style:family="text">
      <style:text-properties officeooo:rsid="0006f533" style:font-name-asian="Times New Roman1" style:font-name-complex="Times New Roman1"/>
    </style:style>
    <style:style style:name="T131" style:family="text">
      <style:text-properties style:text-line-through-style="none" style:text-line-through-type="none"/>
    </style:style>
    <style:style style:name="T132" style:family="text">
      <style:text-properties style:text-line-through-style="none" style:text-line-through-type="none" style:font-name-asian="Symbol" style:font-name-complex="Symbol"/>
    </style:style>
    <style:style style:name="T133" style:family="text">
      <style:text-properties officeooo:rsid="00366652"/>
    </style:style>
    <style:style style:name="T134" style:family="text">
      <style:text-properties style:font-name="Times New Roman" fo:language="uk" fo:country="UA" style:font-name-complex="Times New Roman" style:language-complex="ar" style:country-complex="SA"/>
    </style:style>
    <style:style style:name="T135" style:family="text">
      <style:text-properties officeooo:rsid="003ff61f"/>
    </style:style>
    <style:style style:name="T136" style:family="text">
      <style:text-properties officeooo:rsid="004a54bf"/>
    </style:style>
    <style:style style:name="T137" style:family="text">
      <style:text-properties officeooo:rsid="004ad3c9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Варіант №<text:span text:style-name="T137">20</text:span></text:p>
      <text:p text:style-name="P2"/>
      <text:p text:style-name="P2">1) Які з наведених співвідношень є правильними?</text:p>
      <text:list xml:id="list2814381052" text:style-name="L1">
        <text:list-item>
          <text:p text:style-name="P51">|{{⊘}}| = 2;</text:p>
        </text:list-item>
        <text:list-item>
          <text:p text:style-name="P51"><text:span text:style-name="T22">{</text:span><text:span text:style-name="T23">⊘</text:span><text:span text:style-name="T22">}</text:span><text:span text:style-name="T23">∈</text:span>{<text:span text:style-name="T23">⊘</text:span>, 1, {2}};</text:p>
        </text:list-item>
        <text:list-item>
          <text:p text:style-name="P52"><text:span text:style-name="T131">1</text:span><text:span text:style-name="T132">⊆</text:span><text:span text:style-name="T131">{1, {2}};</text:span></text:p>
        </text:list-item>
        <text:list-item>
          <text:p text:style-name="P51">{2}<text:span text:style-name="T23">∈</text:span>{1, {2}};</text:p>
        </text:list-item>
        <text:list-item>
          <text:p text:style-name="P51">{1}<text:span text:style-name="T23">⊆</text:span>{1, {2}};</text:p>
        </text:list-item>
        <text:list-item>
          <text:p text:style-name="P52">{1, 2, 3} = {1, 3, 2}; <text:s/></text:p>
        </text:list-item>
        <text:list-item>
          <text:p text:style-name="P53"><text:span text:style-name="T118">{</text:span><text:span text:style-name="T23">⊘</text:span><text:span text:style-name="T118">}</text:span><text:span text:style-name="T23">∈</text:span><text:span text:style-name="T118">{1, {2}}; <text:s/></text:span></text:p>
        </text:list-item>
        <text:list-item>
          <text:p text:style-name="P54"><text:span text:style-name="T118">{</text:span><text:span text:style-name="T23">⊘</text:span><text:span text:style-name="T118">}</text:span><text:span text:style-name="T23">⊆</text:span><text:span text:style-name="T118">{1, {2}};</text:span></text:p>
        </text:list-item>
        <text:list-item>
          <text:p text:style-name="P54"><text:span text:style-name="T118">{1}</text:span><text:span text:style-name="T23">∈</text:span><text:span text:style-name="T118">{1, {2}}; <text:s/></text:span></text:p>
        </text:list-item>
        <text:list-item>
          <text:p text:style-name="P53"><text:span text:style-name="T23">⊘∈</text:span><text:span text:style-name="T118">{1, {2}}; <text:s/></text:span></text:p>
        </text:list-item>
        <text:list-item>
          <text:p text:style-name="P54"><text:span text:style-name="T118">{1, {2}}</text:span><text:span text:style-name="T119">=</text:span><text:span text:style-name="T118">{</text:span><text:span text:style-name="T23">⊘</text:span><text:span text:style-name="T118">, 1, {2}};</text:span></text:p>
        </text:list-item>
        <text:list-item>
          <text:p text:style-name="P53"><text:span text:style-name="T126">⊘</text:span><text:span text:style-name="T23">⊆</text:span><text:span text:style-name="T118">{1, {2}}; <text:s/></text:span></text:p>
          <text:p text:style-name="P55"/>
        </text:list-item>
      </text:list>
      <text:p text:style-name="P14"><text:span text:style-name="T118">2) Для заданої множини A = {</text:span><text:span text:style-name="T23">⊘</text:span><text:span text:style-name="T118">, {</text:span><text:span text:style-name="T123">m</text:span><text:span text:style-name="T118">, </text:span><text:span text:style-name="T123">n</text:span><text:span text:style-name="T118">}} побудувати булеан </text:span><text:span text:style-name="T24">β</text:span><text:span text:style-name="T118">(A) множини A.</text:span></text:p>
      <text:p text:style-name="P3"/>
      <text:p text:style-name="P15"><text:span text:style-name="T118">3) Нехай A={</text:span><text:span text:style-name="T124">2</text:span><text:span text:style-name="T118">, 3, </text:span><text:span text:style-name="T124">4</text:span><text:span text:style-name="T118">, </text:span><text:span text:style-name="T124">7</text:span><text:span text:style-name="T118">}, B={3, </text:span><text:span text:style-name="T124">4</text:span><text:span text:style-name="T118">, </text:span><text:span text:style-name="T124">8</text:span><text:span text:style-name="T118">}. Знайти A</text:span><text:span text:style-name="T127">⋂</text:span><text:span text:style-name="T118">B, A</text:span><text:span text:style-name="T127">⋃</text:span><text:span text:style-name="T118">B, В\А, A\B, A</text:span><text:span text:style-name="T127">∇</text:span><text:span text:style-name="T118">B, де </text:span><text:span text:style-name="T23">∇</text:span><text:span text:style-name="T118"> - симетрична різниця.</text:span></text:p>
      <text:p text:style-name="P1"/>
      <text:p text:style-name="P14"><text:span text:style-name="T118">4) Довести, що </text:span><text:span text:style-name="T23">β</text:span><text:span text:style-name="T118">(A</text:span><text:span text:style-name="T23">⋂</text:span><text:span text:style-name="T118">C) = </text:span><text:span text:style-name="T23">β</text:span><text:span text:style-name="T118">(A) </text:span><text:span text:style-name="T23">⋂</text:span><text:span text:style-name="T118"> </text:span><text:span text:style-name="T23">β</text:span><text:span text:style-name="T118">(C), де </text:span><text:span text:style-name="T23">β</text:span><text:span text:style-name="T118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18">(а) A </text:span><text:span text:style-name="T23">⋃ </text:span><text:span text:style-name="T118">(А </text:span><text:span text:style-name="T23">⋂ </text:span><text:span text:style-name="T118">В) = А; <text:s/></text:span></text:p>
      <text:p text:style-name="P16"><text:span text:style-name="T120">(б) <text:s/>(A </text:span><text:span text:style-name="T25">⋂</text:span><text:span text:style-name="T120"> B) ⋃ (А </text:span><text:span text:style-name="T25">⋂</text:span><text:span text:style-name="T128"> </text:span><text:span text:style-name="T120">В </text:span><text:span text:style-name="T25">⋂ </text:span><text:span text:style-name="T26">C</text:span><text:span text:style-name="T120">) ⋃ (A </text:span><text:span text:style-name="T25">⋂</text:span><text:span text:style-name="T120"> B </text:span><text:span text:style-name="T25">⋂ </text:span><text:span text:style-name="T26">D</text:span><text:span text:style-name="T120">) = A </text:span><text:span text:style-name="T25">⋂</text:span><text:span text:style-name="T120"> B.</text:span></text:p>
      <text:p text:style-name="P1"/>
      <text:p text:style-name="P14"><text:span text:style-name="T118">6) Довести, що не можна виразити операцію ⋃ через операції \ та </text:span><text:span text:style-name="T23">⋂</text:span><text:span text:style-name="T118">.</text:span></text:p>
      <text:p text:style-name="P1"/>
      <text:p text:style-name="P4">7) Нехай на множині М = {1, 2, 3, 4} задані відношення:</text:p>
      <text:p text:style-name="P17"><text:span text:style-name="T118">R</text:span><text:span text:style-name="T3">1 </text:span><text:span text:style-name="T118">= {(1, 2), (1, 3), (2, 3), (2, 4), (4, 1), (4, 3)};</text:span></text:p>
      <text:p text:style-name="P17"><text:span text:style-name="T118">R</text:span><text:span text:style-name="T3">2</text:span><text:span text:style-name="T118">={(1,1), (2,2), (3,3), (4,4), (2,3), (2,4), (3,1), (4,1)}; </text:span></text:p>
      <text:p text:style-name="P14"><text:span text:style-name="T118">R</text:span><text:span text:style-name="T5">3</text:span><text:span text:style-name="T118"> = {(1, 1), (2, 2), (3, 3), (4, 4), (1, 3), (2, 4), (3, 1), (4, 2)}; </text:span></text:p>
      <text:p text:style-name="P18"><text:span text:style-name="T118">R</text:span><text:span text:style-name="T5">4</text:span><text:span text:style-name="T118"> = {(1,2), (1,3), (1,4), (2,1), (3,1), (3, 3), (4, 1)}; </text:span></text:p>
      <text:p text:style-name="P18"><text:span text:style-name="T118">R</text:span><text:span text:style-name="T3">5</text:span><text:span text:style-name="T118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18">8) Довести, що (A\B)</text:span><text:span text:style-name="T129">⨯</text:span><text:span text:style-name="T118">С=(A</text:span><text:span text:style-name="T23">⨯</text:span><text:span text:style-name="T118">С)\(B</text:span><text:span text:style-name="T23">⨯</text:span><text:span text:style-name="T118">С).</text:span></text:p>
      <text:p text:style-name="P6"/>
      <text:p text:style-name="P19"><text:span text:style-name="T118">9) Для відношень R</text:span><text:span text:style-name="T3">1</text:span><text:span text:style-name="T118"> і R</text:span><text:span text:style-name="T3">2</text:span><text:span text:style-name="T118"> таких, що R</text:span><text:span text:style-name="T3">1</text:span><text:span text:style-name="T23">⊆</text:span><text:span text:style-name="T118">R</text:span><text:span text:style-name="T3">2</text:span><text:span text:style-name="T118"> довести, що R</text:span><text:span text:style-name="T3">1</text:span><text:span text:style-name="T18">○</text:span><text:span text:style-name="T118">Q </text:span><text:span text:style-name="T23">⊆</text:span><text:span text:style-name="T118"> R</text:span><text:span text:style-name="T3">2</text:span><text:span text:style-name="T23">○</text:span><text:span text:style-name="T118">Q, де Q – довільне відношення.</text:span></text:p>
      <text:p text:style-name="P1"/>
      <text:p text:style-name="P14"><text:span text:style-name="T118">10) Довести, що композиція R</text:span><text:span text:style-name="T3">1</text:span><text:span text:style-name="T23">○</text:span><text:span text:style-name="T118">R</text:span><text:span text:style-name="T3">2</text:span><text:span text:style-name="T118"> симетричних відношень R</text:span><text:span text:style-name="T3">1</text:span><text:span text:style-name="T118"> і R</text:span><text:span text:style-name="T3">2</text:span><text:span text:style-name="T118"> буде симетричним відношенням тоді і тільки тоді, коли R</text:span><text:span text:style-name="T3">1</text:span><text:span text:style-name="T23">○</text:span><text:span text:style-name="T118">R</text:span><text:span text:style-name="T3">2</text:span><text:span text:style-name="T118"> = R</text:span><text:span text:style-name="T3">2</text:span><text:span text:style-name="T23">○</text:span><text:span text:style-name="T118">R</text:span><text:span text:style-name="T3">1</text:span><text:span text:style-name="T118">.</text:span></text:p>
      <text:p text:style-name="P1"/>
      <text:p text:style-name="P20"><text:span text:style-name="T118">11) В</text:span><text:span text:style-name="T121">ід</text:span><text:span text:style-name="T118">ношення R</text:span><text:span text:style-name="T7">+</text:span><text:span text:style-name="T118"> назива</text:span><text:span text:style-name="T121">є</text:span><text:span text:style-name="T118">ться транзитивн</text:span><text:span text:style-name="T121">и</text:span><text:span text:style-name="T118">м зам</text:span><text:span text:style-name="T121">и</text:span><text:span text:style-name="T118">кан</text:span><text:span text:style-name="T121">н</text:span><text:span text:style-name="T118">ям в</text:span><text:span text:style-name="T121">ід</text:span><text:span text:style-name="T118">ношення </text:span><text:span text:style-name="T121">R</text:span><text:span text:style-name="T118"> на М, якщо </text:span><text:span text:style-name="T121">a</text:span><text:span text:style-name="T118">R</text:span><text:span text:style-name="T7">+</text:span><text:span text:style-name="T19">b</text:span><text:span text:style-name="T118">, </text:span><text:span text:style-name="T121">де </text:span><text:span text:style-name="T118">а, </text:span><text:span text:style-name="T121">b</text:span><text:span text:style-name="T118"> </text:span><text:span text:style-name="T23">∈</text:span><text:span text:style-name="T118">М, тод</text:span><text:span text:style-name="T121">і</text:span><text:span text:style-name="T118"> й т</text:span><text:span text:style-name="T121">іл</text:span><text:span text:style-name="T118">ьки тод</text:span><text:span text:style-name="T121">і</text:span><text:span text:style-name="T118">, коли у множи</text:span><text:span text:style-name="T121">ні</text:span><text:span text:style-name="T118"> М </text:span><text:span text:style-name="T121">існ</text:span><text:span text:style-name="T118">у</text:span><text:span text:style-name="T121">є</text:span><text:span text:style-name="T118"> така посл</text:span><text:span text:style-name="T122">ід</text:span><text:span text:style-name="T118">ов</text:span><text:span text:style-name="T122">ні</text:span><text:span text:style-name="T118">сть елемен</text:span><text:span text:style-name="T122">ті</text:span><text:span text:style-name="T118">в а</text:span><text:span text:style-name="T4">1</text:span><text:span text:style-name="T118">, а</text:span><text:span text:style-name="T3">2</text:span><text:span text:style-name="T118">, ..., а</text:span><text:span text:style-name="T4">k</text:span><text:span text:style-name="T118">, що а</text:span><text:span text:style-name="T4">1</text:span><text:span text:style-name="T118"> = а, а</text:span><text:span text:style-name="T4">k</text:span><text:span text:style-name="T118"> = </text:span><text:span text:style-name="T78">b</text:span><text:span text:style-name="T118"> </text:span><text:span text:style-name="T122">і</text:span><text:span text:style-name="T118"> а</text:span><text:span text:style-name="T4">1</text:span><text:span text:style-name="T118">Rа</text:span><text:span text:style-name="T3">2</text:span><text:span text:style-name="T118">, а</text:span><text:span text:style-name="T4">2</text:span><text:span text:style-name="T118">Rа</text:span><text:span text:style-name="T4">3</text:span><text:span text:style-name="T118">, ..., <text:s/>а</text:span><text:span text:style-name="T4">k-1</text:span><text:span text:style-name="T118">Rа</text:span><text:span text:style-name="T4">k</text:span><text:span text:style-name="T20">. </text:span><text:span text:style-name="T118">Довести, що R</text:span><text:span text:style-name="T7">+</text:span><text:span text:style-name="T118"> = R</text:span><text:span text:style-name="T7">(1)</text:span><text:span text:style-name="T118">⋃R</text:span><text:span text:style-name="T7">(2)</text:span><text:span text:style-name="T118">⋃...⋃R</text:span><text:span text:style-name="T7">(k)</text:span><text:span text:style-name="T118">⋃..., де R</text:span><text:span text:style-name="T7">(k)</text:span><text:span text:style-name="T118">= R</text:span><text:span text:style-name="T23">○</text:span><text:span text:style-name="T118">...</text:span><text:span text:style-name="T23">○</text:span><text:span text:style-name="T118">R k разів.</text:span></text:p>
      <text:p text:style-name="P7"/>
      <text:p text:style-name="P21"><text:span text:style-name="T118">12) Довести, якщо f</text:span><text:span text:style-name="T23">⊆</text:span><text:span text:style-name="T118">А</text:span><text:span text:style-name="T23">⨯</text:span><text:span text:style-name="T118">В і g</text:span><text:span text:style-name="T23">⊆</text:span><text:span text:style-name="T118">B</text:span><text:span text:style-name="T23">⨯</text:span><text:span text:style-name="T118">C - ін’єктивні відношення, то f</text:span><text:span text:style-name="T23">○</text:span><text:span text:style-name="T118">g</text:span><text:span text:style-name="T23">⊆</text:span><text:span text:style-name="T118">А</text:span><text:span text:style-name="T23">⨯</text:span><text:span text:style-name="T118">C також ін’єктивне.</text:span></text:p>
      <text:p text:style-name="P1"/>
      <text:p text:style-name="P22"><text:span text:style-name="T118">13) Довести, що відношення f</text:span><text:span text:style-name="T23">⊆</text:span><text:span text:style-name="T118">А</text:span><text:span text:style-name="T23">⨯</text:span><text:span text:style-name="T118">В є </text:span><text:span text:style-name="T80">функціональ</text:span><text:span text:style-name="T118">ним відношенням тоді й тільки тоді, коли</text:span></text:p>
      <text:p text:style-name="P22"><text:soft-page-break/><text:span text:style-name="T118">φ</text:span><text:span text:style-name="T7">-1</text:span><text:span text:style-name="T118">◦φ⊆i</text:span><text:span text:style-name="T3">B</text:span><text:span text:style-name="T118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35">1</text:span> = {(a, 2), (a, 3), (b, 1), (c, 4), (c, 5), (d, 1), (e, 2), (e, 4)},</text:p>
      <text:p text:style-name="P8">C<text:span text:style-name="T135">2</text:span> = {(a, 3), (b, 2), (c, 3), (e, 3)}, <text:s text:c="3"/></text:p>
      <text:p text:style-name="P8">C<text:span text:style-name="T135">3</text:span> = {(a, 2), (a, 5), (b, 1), (b, 5), (c, 2), (d, 3), (d, 5)}, </text:p>
      <text:p text:style-name="P8">C4 = {(a, 4), (b, 3), (c, 5), (d, 2), (e, 1)}, </text:p>
      <text:p text:style-name="P8">C5 = {(a, 2), (b, 3), (c, 4), (d, 1), (e, 5)}. </text:p>
      <text:p text:style-name="P4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9">Довести, що для дов</text:span><text:span text:style-name="T70">іл</text:span><text:span text:style-name="T69">ьного в</text:span><text:span text:style-name="T70">ід</text:span><text:span text:style-name="T69">ношення екв</text:span><text:span text:style-name="T70">і</text:span><text:span text:style-name="T69">валентнос</text:span><text:span text:style-name="T70">ті</text:span><text:span text:style-name="T69"> </text:span><text:span text:style-name="T46">R</text:span><text:span text:style-name="T69"> наведе</text:span><text:span text:style-name="T70">ні</text:span><text:span text:style-name="T69"> твердження р</text:span><text:span text:style-name="T70">і</text:span><text:span text:style-name="T69">вносиль</text:span><text:span text:style-name="T70">ні</text:span><text:span text:style-name="T69">:</text:span></text:p>
      <text:p text:style-name="P10"><text:span text:style-name="T68">(а) (х, у)</text:span><text:span text:style-name="T71">∈</text:span><text:span text:style-name="T46">R; </text:span><text:span text:style-name="T38">(б)</text:span><text:span text:style-name="T46"> [x]</text:span><text:span text:style-name="T73">R</text:span><text:span text:style-name="T46"> </text:span><text:span text:style-name="T49">⋂</text:span><text:span text:style-name="T46"> [y]</text:span><text:span text:style-name="T73">R</text:span><text:span text:style-name="T46"> </text:span><text:span text:style-name="T69">≠</text:span><text:span text:style-name="T46"> </text:span><text:span text:style-name="T49">⊘</text:span><text:span text:style-name="T46">; </text:span><text:span text:style-name="T38">(в) </text:span><text:span text:style-name="T46">[x]</text:span><text:span text:style-name="T73">R</text:span><text:span text:style-name="T46"> = [y]</text:span><text:span text:style-name="T73">R</text:span><text:span text:style-name="T46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7"><text:span text:style-name="T118">18) Нехай R і Q – часткові порядки на множині А. Довести, що R</text:span><text:span text:style-name="T23">⋂</text:span><text:span text:style-name="T118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3"><text:span text:style-name="T118">23) Нехай А – довільна множина, f: A</text:span><text:span text:style-name="T130">→</text:span><text:span text:style-name="T23">β</text:span><text:span text:style-name="T118">(A) - відображення. Довести, що f(A)</text:span><text:span text:style-name="T130">≠</text:span><text:span text:style-name="T23">β</text:span><text:span text:style-name="T118">(A) і |f(A)|&lt;|</text:span><text:span text:style-name="T23">β</text:span><text:span text:style-name="T118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7">Знайти множини:</text:span></text:p>
      <text:p text:style-name="P23"><text:span text:style-name="T28">(а) {</text:span><text:span text:style-name="T32">⊘</text:span><text:span text:style-name="T28">} </text:span><text:span text:style-name="T32">⋂</text:span><text:span text:style-name="T28"> {</text:span><text:span text:style-name="T32">⊘</text:span><text:span text:style-name="T28">}; <text:s/></text:span></text:p>
      <text:p text:style-name="P23"><text:span text:style-name="T28">(б) {</text:span><text:span text:style-name="T32">⊘</text:span><text:span text:style-name="T28">, {</text:span><text:span text:style-name="T32">⊘</text:span><text:span text:style-name="T28">}} \ </text:span><text:span text:style-name="T32">⊘</text:span><text:span text:style-name="T28">; </text:span></text:p>
      <text:p text:style-name="P23"><text:span text:style-name="T28">(в) </text:span><text:span text:style-name="T32">⊘</text:span><text:span text:style-name="T28"> </text:span><text:span text:style-name="T32">⋂</text:span><text:span text:style-name="T28"> {</text:span><text:span text:style-name="T32">⊘</text:span><text:span text:style-name="T28">}; </text:span></text:p>
      <text:p text:style-name="P12"><text:span text:style-name="T27">(г) {</text:span><text:span text:style-name="T32">⊘</text:span><text:span text:style-name="T27">, {</text:span><text:span text:style-name="T32">⊘</text:span><text:span text:style-name="T27">}} \ {{</text:span><text:span text:style-name="T32">⊘</text:span><text:span text:style-name="T27">}}; </text:span></text:p>
      <text:p text:style-name="P12"><text:span text:style-name="T27">(д) </text:span><text:span text:style-name="T32">⊘</text:span><text:span text:style-name="T27">⋃{</text:span><text:span text:style-name="T32">⊘</text:span><text:span text:style-name="T27">}; </text:span></text:p>
      <text:p text:style-name="P12"><text:span text:style-name="T27">(е) {</text:span><text:span text:style-name="T32">⊘</text:span><text:span text:style-name="T27">, {</text:span><text:span text:style-name="T32">⊘</text:span><text:span text:style-name="T27">}} \ {</text:span><text:span text:style-name="T32">⊘</text:span><text:span text:style-name="T27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7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8">іл</text:span><text:span text:style-name="T15">их чисел </text:span><text:span text:style-name="T17">Z.</text:span></text:p>
      <text:p text:style-name="P12"/>
      <text:p text:style-name="P43"><text:span text:style-name="T134">28) Довести, об’єднання </text:span><text:span text:style-name="T82">континуаль</text:span><text:span text:style-name="T134">ної сукупності континуальних множин має потужність континуум.</text:span></text:p>
      <text:p text:style-name="P12"/>
      <text:p text:style-name="P23"><text:span text:style-name="T118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8">(а) якщо А = В, то А ~ В;</text:p>
      <text:p text:style-name="P28"><text:soft-page-break/>(б) якщо А ~ В, то А = В.</text:p>
      <text:p text:style-name="P12"/>
      <text:p text:style-name="P12">30) <text:span text:style-name="T83">Довести, що якщо A та B — зліченні, то A</text:span><text:span text:style-name="T86">⨯</text:span><text:span text:style-name="T83">B — зліченн</text:span><text:span text:style-name="T87">а </text:span><text:span text:style-name="T83">множин</text:span><text:span text:style-name="T87">а</text:span><text:span text:style-name="T83">.</text:span></text:p>
      <text:p text:style-name="P12"/>
      <text:p text:style-name="P27"><text:span text:style-name="T65">31) </text:span><text:span text:style-name="T59">Довести, що композиція </text:span><text:span text:style-name="T56">R</text:span><text:span text:style-name="T74">1</text:span><text:span text:style-name="T66">○</text:span><text:span text:style-name="T56">R</text:span><text:span text:style-name="T74">2</text:span><text:span text:style-name="T59"> транзитивних відношень </text:span><text:span text:style-name="T56">R</text:span><text:span text:style-name="T74">1</text:span><text:span text:style-name="T57"> </text:span><text:span text:style-name="T67">і</text:span><text:span text:style-name="T57"> </text:span><text:span text:style-name="T56">R</text:span><text:span text:style-name="T74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4">1</text:span><text:span text:style-name="T66">○</text:span><text:span text:style-name="T56">R</text:span><text:span text:style-name="T74">2</text:span><text:span text:style-name="T60"> = </text:span><text:span text:style-name="T56">R</text:span><text:span text:style-name="T75">2</text:span><text:span text:style-name="T66">○</text:span><text:span text:style-name="T56">R</text:span><text:span text:style-name="T75">1</text:span><text:span text:style-name="T59">. Чи вірне обернене твердження? (Відповідь обґрунтувати).</text:span></text:p>
      <text:p text:style-name="P38"/>
      <text:p text:style-name="P23"><text:span text:style-name="T45">32) </text:span><text:span text:style-name="T41">Побудувати найменше в</text:span><text:span text:style-name="T43">ід</text:span><text:span text:style-name="T41">ношення еквівалентност</text:span><text:span text:style-name="T43">і</text:span><text:span text:style-name="T41"> </text:span><text:span text:style-name="T43">Q</text:span><text:span text:style-name="T41"> на множи</text:span><text:span text:style-name="T43">ні </text:span><text:span text:style-name="T41">М = {1, 2, 3}, що включа</text:span><text:span text:style-name="T44">є</text:span><text:span text:style-name="T41"> задане в</text:span><text:span text:style-name="T44">ід</text:span><text:span text:style-name="T41">ношення К = {(2, </text:span><text:span text:style-name="T44">1</text:span><text:span text:style-name="T41">), (3, </text:span><text:span text:style-name="T44">2</text:span><text:span text:style-name="T41">)}.</text:span></text:p>
      <text:p text:style-name="P36"/>
      <text:p text:style-name="P25"><text:span text:style-name="T65">33) </text:span><text:span text:style-name="T57">Нехай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3">⋂</text:span><text:span text:style-name="T61">R</text:span><text:span text:style-name="T77">-1 </text:span><text:span text:style-name="T61">= i</text:span><text:span text:style-name="T76">A</text:span><text:span text:style-name="T61">.</text:span></text:p>
      <text:p text:style-name="P40"/>
      <text:p text:style-name="P25"><text:span text:style-name="T65">34) </text:span><text:span text:style-name="T61">Нехай </text:span><text:span text:style-name="T52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26"><text:span text:style-name="T61">&lt;</text:span><text:span text:style-name="T57">○</text:span><text:span text:style-name="T61">&lt; </text:span><text:span text:style-name="T51">≠</text:span><text:span text:style-name="T55"> </text:span><text:span text:style-name="T61">&lt;</text:span><text:span text:style-name="T51">.</text:span></text:p>
      <text:p text:style-name="P42"/>
      <text:p text:style-name="P42"><text:span text:style-name="T136">35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3"><text:span text:style-name="T109">36) </text:span><text:span text:style-name="T106">Довести, що об’</text:span><text:span text:style-name="T107">є</text:span><text:span text:style-name="T106">днання </text:span><text:span text:style-name="T107">f</text:span><text:span text:style-name="T115">1</text:span><text:span text:style-name="T106">⋃</text:span><text:span text:style-name="T107">f</text:span><text:span text:style-name="T115">2</text:span><text:span text:style-name="T106"> двох в</text:span><text:span text:style-name="T107">ідо</text:span><text:span text:style-name="T106">бражень </text:span><text:span text:style-name="T107">f</text:span><text:span text:style-name="T115">1</text:span><text:span text:style-name="T106"> </text:span><text:span text:style-name="T107">і f</text:span><text:span text:style-name="T115">2 <text:s/></text:span><text:span text:style-name="T106">з </text:span><text:span text:style-name="T107">А</text:span><text:span text:style-name="T106"> в В буде в</text:span><text:span text:style-name="T107">ід</text:span><text:span text:style-name="T106">ображенням </text:span><text:span text:style-name="T107">з</text:span><text:span text:style-name="T106"> А </text:span><text:span text:style-name="T108">в </text:span><text:span text:style-name="T106">В тод</text:span><text:span text:style-name="T107">і</text:span><text:span text:style-name="T106"> й т</text:span><text:span text:style-name="T107">іл</text:span><text:span text:style-name="T106">ьки тод</text:span><text:span text:style-name="T107">і</text:span><text:span text:style-name="T106">, коли <text:s/></text:span><text:span text:style-name="T107">f</text:span><text:span text:style-name="T115">1</text:span><text:span text:style-name="T106"> </text:span><text:span text:style-name="T112">=</text:span><text:span text:style-name="T106"> </text:span><text:span text:style-name="T107">f</text:span><text:span text:style-name="T115">2</text:span><text:span text:style-name="T107">.</text:span></text:p>
      <text:p text:style-name="P34"/>
      <text:p text:style-name="P23"><text:span text:style-name="T81">37) </text:span><text:span text:style-name="T79">За яких умов виконуються рівності</text:span><text:span text:style-name="T118">: (а) </text:span><text:span text:style-name="T125">A \ B = </text:span><text:span text:style-name="T33">⊘;</text:span><text:span text:style-name="T29"> (</text:span><text:span text:style-name="T31">б</text:span><text:span text:style-name="T29">) A \ B = </text:span><text:span text:style-name="T30">В?</text:span></text:p>
      <text:p text:style-name="P12"/>
      <text:p text:style-name="P45"><text:span text:style-name="T91">38) </text:span><text:span text:style-name="T83">Довести, що множина нескінченна тоді і тільки тоді, коли вона еквівалентна деякій своїй власній підмножині.</text:span></text:p>
      <text:p text:style-name="P44"/>
      <text:p text:style-name="P46"><text:span text:style-name="T91">39) </text:span><text:span text:style-name="T83">Чи можна накреслити на площи</text:span><text:span text:style-name="T100">ні</text:span><text:span text:style-name="T83"> континуальну множину кру</text:span><text:span text:style-name="T85">гі</text:span><text:span text:style-name="T83">в, жод</text:span><text:span text:style-name="T85">ні </text:span><text:span text:style-name="T83">два з яких не перетинаються? </text:span><text:span text:style-name="T88">(Відповідь обґрунтувати).</text:span></text:p>
      <text:p text:style-name="P44"/>
      <text:p text:style-name="P27"><text:span text:style-name="T65">40) </text:span><text:span text:style-name="T63">Якою </text:span><text:span text:style-name="T64">є</text:span><text:span text:style-name="T63"> потуж</text:span><text:span text:style-name="T64">ні</text:span><text:span text:style-name="T63">сть множини ус</text:span><text:span text:style-name="T64">і</text:span><text:span text:style-name="T63">х в</text:span><text:span text:style-name="T64">ід</text:span><text:span text:style-name="T63">ображень типу </text:span><text:span text:style-name="T64">N</text:span><text:span text:style-name="T54">→</text:span><text:span text:style-name="T64">N</text:span><text:span text:style-name="T63">? (Відповідь обґрунтувати).</text:span></text:p>
      <text:p text:style-name="P41"/>
      <text:p text:style-name="P49"><text:span text:style-name="T37">41) </text:span><text:span text:style-name="T34">Показати</text:span><text:span text:style-name="T35">, </text:span><text:span text:style-name="T34">що</text:span><text:span text:style-name="T35"> всюди визначеність </text:span><text:span text:style-name="T36">відповідності</text:span><text:span text:style-name="T35"> не є інваріантн</text:span><text:span text:style-name="T36">ою</text:span><text:span text:style-name="T35"> відносно перетину.</text:span></text:p>
      <text:p text:style-name="P57"/>
      <text:p text:style-name="P46"><text:span text:style-name="T90">42) </text:span><text:span text:style-name="T88">Довести, що множина вс</text:span><text:span text:style-name="T89">і</text:span><text:span text:style-name="T88">х ск</text:span><text:span text:style-name="T89">ін</text:span><text:span text:style-name="T88">ченних п</text:span><text:span text:style-name="T89">ід</text:span><text:span text:style-name="T88">множин зл</text:span><text:span text:style-name="T99">і</text:span><text:span text:style-name="T88">ченно</text:span><text:span text:style-name="T89">ї</text:span><text:span text:style-name="T88"> множини — зл</text:span><text:span text:style-name="T89">і</text:span><text:span text:style-name="T88">ченна.</text:span></text:p>
      <text:p text:style-name="P13"/>
      <text:p text:style-name="P24"><text:span text:style-name="T14">43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9">ід</text:span><text:span text:style-name="T10">овностей натуральних чисел ма</text:span><text:span text:style-name="T12">є</text:span><text:span text:style-name="T10"> потуж</text:span><text:span text:style-name="T39">ні</text:span><text:span text:style-name="T10">сть континуум.</text:span></text:p>
      <text:p text:style-name="P29"/>
      <text:p text:style-name="P24"><text:span text:style-name="T97">44) </text:span><text:span text:style-name="T93">Число, яке не </text:span><text:span text:style-name="T94">є</text:span><text:span text:style-name="T93"> коренем жодного многочлена з ра</text:span><text:span text:style-name="T94">ці</text:span><text:span text:style-name="T93">ональними коеф</text:span><text:span text:style-name="T101">іці</text:span><text:span text:style-name="T102">є</text:span><text:span text:style-name="T93">нтами, назива</text:span><text:span text:style-name="T94">є</text:span><text:span text:style-name="T93">ться трансцендентним. </text:span><text:span text:style-name="T94">Довести, що м</text:span><text:span text:style-name="T93">ножина в</text:span><text:span text:style-name="T94">сі</text:span><text:span text:style-name="T93">х трансцендентних чисел континуальна.</text:span></text:p>
      <text:p text:style-name="P31"/>
      <text:p text:style-name="P24"><text:span text:style-name="T97">45) </text:span><text:span text:style-name="T93">Побудувати взаємно-однозначну відповідність між точками довільн</text:span><text:span text:style-name="T103">их двох</text:span><text:span text:style-name="T93"> відрізк</text:span><text:span text:style-name="T95">ів</text:span><text:span text:style-name="T93"> </text:span><text:span text:style-name="T92">[</text:span><text:span text:style-name="T93">а, </text:span><text:span text:style-name="T92">b] </text:span><text:span text:style-name="T93">i </text:span><text:span text:style-name="T92">[</text:span><text:span text:style-name="T95">c</text:span><text:span text:style-name="T93">, </text:span><text:span text:style-name="T95">d</text:span><text:span text:style-name="T92">].</text:span></text:p>
      <text:p text:style-name="P32"/>
      <text:p text:style-name="P46"><text:span text:style-name="T91">46) </text:span><text:span text:style-name="T84">Довести, що м</text:span><text:span text:style-name="T83">ножина в</text:span><text:span text:style-name="T84">сі</text:span><text:span text:style-name="T83">х п</text:span><text:span text:style-name="T84">ід</text:span><text:span text:style-name="T83">множин зл</text:span><text:span text:style-name="T84">і</text:span><text:span text:style-name="T83">ченно</text:span><text:span text:style-name="T84">ї</text:span><text:span text:style-name="T83"> множини А ма</text:span><text:span text:style-name="T84">є </text:span><text:span text:style-name="T83">потуж</text:span><text:span text:style-name="T84">ні</text:span><text:span text:style-name="T83">сть континуум.</text:span></text:p>
      <text:p text:style-name="P30"/>
      <text:p text:style-name="P24"><text:span text:style-name="T97">47) </text:span><text:span text:style-name="T93">Встановити вза</text:span><text:span text:style-name="T92">є</text:span><text:span text:style-name="T93">мно-однозначну в</text:span><text:span text:style-name="T92">ід</text:span><text:span text:style-name="T93">пов</text:span><text:span text:style-name="T92">ід</text:span><text:span text:style-name="T104">ні</text:span><text:span text:style-name="T93">сть </text:span><text:span text:style-name="T104">мі</text:span><text:span text:style-name="T93">ж точками квадрата </text:span><text:span text:style-name="T92">[</text:span><text:span text:style-name="T93">а, </text:span><text:span text:style-name="T92">b]</text:span><text:span text:style-name="T98">⨯</text:span><text:span text:style-name="T92">[</text:span><text:span text:style-name="T93">а, </text:span><text:span text:style-name="T92">b]</text:span><text:span text:style-name="T93"> та площини.</text:span></text:p>
      <text:p text:style-name="P31"/>
      <text:p text:style-name="P24"><text:span text:style-name="T97">48) </text:span><text:span text:style-name="T92">Довести, що для дов</text:span><text:span text:style-name="T96">іл</text:span><text:span text:style-name="T92">ьних в</text:span><text:span text:style-name="T96">ід</text:span><text:span text:style-name="T92">ношень </text:span><text:span text:style-name="T103">R</text:span><text:span text:style-name="T113">1</text:span><text:span text:style-name="T110"> </text:span><text:span text:style-name="T111">і </text:span><text:span text:style-name="T103">R</text:span><text:span text:style-name="T113">2</text:span><text:span text:style-name="T92"> викону</text:span><text:span text:style-name="T96">є</text:span><text:span text:style-name="T92">ться <text:s/>(</text:span><text:span text:style-name="T103">R</text:span><text:span text:style-name="T113">1</text:span><text:span text:style-name="T110">○</text:span><text:span text:style-name="T103">R</text:span><text:span text:style-name="T113">2</text:span><text:span text:style-name="T96">)</text:span><text:span text:style-name="T117">-1</text:span><text:span text:style-name="T96"> </text:span><text:span text:style-name="T92">= </text:span><text:span text:style-name="T103">R</text:span><text:span text:style-name="T114">2</text:span><text:span text:style-name="T116">-1</text:span><text:span text:style-name="T110">○</text:span><text:span text:style-name="T103">R</text:span><text:span text:style-name="T114">1</text:span><text:span text:style-name="T116">-1</text:span><text:span text:style-name="T105">.</text:span></text:p>
      <text:p text:style-name="P33"/>
      <text:p text:style-name="P24"><text:span text:style-name="T45">49) </text:span><text:span text:style-name="T41">Довести, що об’</text:span><text:span text:style-name="T43">є</text:span><text:span text:style-name="T41">днання </text:span><text:span text:style-name="T40">R</text:span><text:span text:style-name="T72">1</text:span><text:span text:style-name="T41">⋃</text:span><text:span text:style-name="T40">R</text:span><text:span text:style-name="T72">2</text:span><text:span text:style-name="T41"> двох еквівалентностей </text:span><text:span text:style-name="T40">R</text:span><text:span text:style-name="T72">1</text:span><text:span text:style-name="T41"> </text:span><text:span text:style-name="T50">і</text:span><text:span text:style-name="T41"> </text:span><text:span text:style-name="T40">R</text:span><text:span text:style-name="T72">2</text:span><text:span text:style-name="T41"> </text:span><text:span text:style-name="T42">є</text:span><text:span text:style-name="T41"> екв</text:span><text:span text:style-name="T42">і</text:span><text:span text:style-name="T41">валентн</text:span><text:span text:style-name="T42">і</text:span><text:span text:style-name="T41">стю тод</text:span><text:span text:style-name="T42">і</text:span><text:span text:style-name="T41"> й т</text:span><text:span text:style-name="T42">іл</text:span><text:span text:style-name="T41">ьки т</text:span><text:span text:style-name="T42">о</text:span><text:span text:style-name="T41">д</text:span><text:span text:style-name="T42">і</text:span><text:span text:style-name="T41">, коли </text:span><text:span text:style-name="T40">R</text:span><text:span text:style-name="T72">1</text:span><text:span text:style-name="T41">⋃</text:span><text:span text:style-name="T40">R</text:span><text:span text:style-name="T72">2</text:span><text:span text:style-name="T41"> = </text:span><text:span text:style-name="T40">R</text:span><text:span text:style-name="T72">1</text:span><text:span text:style-name="T41">○</text:span><text:span text:style-name="T40">R</text:span><text:span text:style-name="T72">2</text:span><text:span text:style-name="T41">.</text:span></text:p>
      <text:p text:style-name="P37"><text:soft-page-break/></text:p>
      <text:p text:style-name="P24"><text:span text:style-name="T45">50) </text:span><text:span text:style-name="T41">Довести, що для дов</text:span><text:span text:style-name="T42">іл</text:span><text:span text:style-name="T41">ьного в</text:span><text:span text:style-name="T42">ід</text:span><text:span text:style-name="T41">ношення екв</text:span><text:span text:style-name="T42">і</text:span><text:span text:style-name="T41">валентнос</text:span><text:span text:style-name="T42">ті </text:span><text:span text:style-name="T40">R</text:span><text:span text:style-name="T41"> викону</text:span><text:span text:style-name="T42">є</text:span><text:span text:style-name="T41">ться р</text:span><text:span text:style-name="T42">і</text:span><text:span text:style-name="T41">вн</text:span><text:span text:style-name="T42">і</text:span><text:span text:style-name="T41">сть </text:span><text:span text:style-name="T40">R</text:span><text:span text:style-name="T49">○</text:span><text:span text:style-name="T40">R</text:span><text:span text:style-name="T41"> = </text:span><text:span text:style-name="T40">R</text:span><text:span text:style-name="T41">.</text:span></text:p>
      <text:p text:style-name="P37"/>
      <text:p text:style-name="P27"><text:span text:style-name="T65">51) </text:span><text:span text:style-name="T57">Довести, що компози</text:span><text:span text:style-name="T58">ці</text:span><text:span text:style-name="T57">я </text:span><text:span text:style-name="T56">R</text:span><text:span text:style-name="T74">1</text:span><text:span text:style-name="T57">○</text:span><text:span text:style-name="T56">R</text:span><text:span text:style-name="T74">2</text:span><text:span text:style-name="T57"> двох еквівалентностей </text:span><text:span text:style-name="T56">R</text:span><text:span text:style-name="T74">1</text:span><text:span text:style-name="T57"> </text:span><text:span text:style-name="T67">і</text:span><text:span text:style-name="T57"> </text:span><text:span text:style-name="T56">R</text:span><text:span text:style-name="T74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4">1</text:span><text:span text:style-name="T57">○</text:span><text:span text:style-name="T56">R</text:span><text:span text:style-name="T74">2 </text:span><text:span text:style-name="T59">=</text:span><text:span text:style-name="T57"> </text:span><text:span text:style-name="T56">R</text:span><text:span text:style-name="T74">1</text:span><text:span text:style-name="T57">⋃</text:span><text:span text:style-name="T56">R</text:span><text:span text:style-name="T74">2</text:span><text:span text:style-name="T57">. </text:span><text:span text:style-name="T59">Чи вірне обернене твердження? (Відповідь обґрунтувати).</text:span></text:p>
      <text:p text:style-name="P39"/>
      <text:p text:style-name="P56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8:44.672646101</dc:date>
    <meta:editing-cycles>32</meta:editing-cycles>
    <meta:editing-duration>PT10H7M18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04" meta:character-count="6404" meta:non-whitespace-character-count="5357"/>
  </office:meta>
</office:document-meta>
</file>